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ed4" officeooo:paragraph-rsid="001f2ed4"/>
    </style:style>
    <style:style style:name="P2" style:family="paragraph" style:parent-style-name="Standard">
      <style:text-properties officeooo:rsid="002070a8" officeooo:paragraph-rsid="00234c6b"/>
    </style:style>
    <style:style style:name="P3" style:family="paragraph" style:parent-style-name="Standard">
      <style:paragraph-properties fo:text-align="justify" style:justify-single-word="false"/>
      <style:text-properties officeooo:rsid="0025e19c" officeooo:paragraph-rsid="0025e19c"/>
    </style:style>
    <style:style style:name="P4" style:family="paragraph" style:parent-style-name="Standard">
      <style:paragraph-properties fo:text-align="justify" style:justify-single-word="false"/>
      <style:text-properties officeooo:rsid="002673de" officeooo:paragraph-rsid="0029453a"/>
    </style:style>
    <style:style style:name="P5" style:family="paragraph" style:parent-style-name="Standard">
      <style:paragraph-properties fo:text-align="justify" style:justify-single-word="false"/>
      <style:text-properties officeooo:rsid="002a21a7" officeooo:paragraph-rsid="002a21a7"/>
    </style:style>
    <style:style style:name="T1" style:family="text">
      <style:text-properties officeooo:rsid="0020dddb"/>
    </style:style>
    <style:style style:name="T2" style:family="text">
      <style:text-properties officeooo:rsid="0029453a"/>
    </style:style>
    <style:style style:name="T3" style:family="text">
      <style:text-properties officeooo:rsid="002961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Identificação dos ca</text:span>ndidatos</text:p>
      <text:p text:style-name="P3"/>
      <text:p text:style-name="P3"/>
      <text:p text:style-name="P5">Após a aplicação do MF em cada SSP simulada, temos que analisar todos os mapas de densidade resultantes em busca dos candidatos a satélite da VL. Porém o número de mapas pode ser muito grande para fazermos uma busca visual. Por exemplo, a grade representada na tabela \ref{tab:1} resulta em 1485 mapas para serem analisados. E mesmo após o processo do MF, a análise visual pode deixar “escapar” alguns candidatos, por terem sinal baixo. <text:s/>\par</text:p>
      <text:p text:style-name="P5">Para solucionar esse problema usamos o código SExtractor, \cite{1996A&amp;AS..117..393B}, que sistematicamente procura por picos de densidade em cada um dos mapas.</text:p>
      <text:p text:style-name="P5">Para cada mapa de densidade, correspondente a uma <text:s/>dada SSP usada no MF, aplicamos kernels gaussianos de convolução que variam em tamanhos de $ \{ \sigma = 0'\quad (sem convolução)\quad à\quad <text:s/>\sigma = 9'\}$, para podermos realçar estruturas com escalas típicas de aglomerados globulares e galáxias anãs. Essa suavização é feita como uma ferramenta do próprio SExtractor. \par</text:p>
      <text:p text:style-name="P5">Para cada um dos mapas convoluídos, o <text:s/>SExtractor detecta picos de densidade, e os coloca em uma lista, correspondente ao tamanho do kernel utilizado. Note que um mesmo objeto pode ser detectado <text:s/>em mapas de diferentes SSPs, ou seja, o mesmo objeto pode ser detectado em mais de um mapa analisado pelo SExtractor. Portanto, é necessário verificar as ocorrências de repetições nas listas dadas pelo SExtractor. Ao fazer essa verificação contabilizamos o número de vezes que certo objeto foi detectado. Em outras palavras, determinamos o número de <text:s/>modelos que detectou o mesmo objeto pelo MF em todos os N modelos simulados.</text:p>
      <text:p text:style-name="P5">É a partir desse número de repetições, <text:s/>que organizamos o nosso arquivo final com os candidatos por ordem de importância. Quanto maior o número de <text:s/>repetições, mais provável que o candidato seja um sistema real. \par</text:p>
      <text:p text:style-name="P5">As listas finais organizadas por repetição serão então o resultado final do algorítimo SparSEx. Para uma melhor compreensão do método, mostramos na figura \ref{fig:fluxo} um fluxograma do processo de simulações $\Rightarrow$ MF <text:s/>$\Rightarrow$ determinação dos candidatos. \par</text:p>
      <text:p text:style-name="P5"/>
      <text:p text:style-name="P5">Nem todos os objetos detectados pelo SExtractor são reais. Existem, é claro, defeitos no catálogo, objetos extensos e complexos (como galáxias próximas) ou flutuações na contagem de estrelas de campo que podem ser detectados como falsos positivos. Para termos certeza de que os candidatos são mesmo reais, precisamos checar se o seus CMDs e seus perfis densidade são consistentes com os de uma população estelar. Este procedimento é o <text:s/>último passo na busca por subestruturas da Galáxia. <text:s/></text:p>
      <text:p text:style-name="P5"/>
      <text:p text:style-name="P5"/>
      <text:p text:style-name="P5">\begin{figure}[h]</text:p>
      <text:p text:style-name="P5">\begin{center}</text:p>
      <text:p text:style-name="P5">\includegraphics[width=12cm]{figuras/fluxogramaSparsex.pdf}</text:p>
      <text:p text:style-name="P5">\caption{\textit{Fluxograma do algorítimo SparSEx: primeiramente é simulado um <text:s/>modelo de SSP, este serve como entrada do MF, juntamente com o catálogo observacional e uma amostra de campo. O processamento do MF <text:s/>gera, como resultado, uma mapa de densidade com as estrelas consistentes com a SSP. Após aplicarmos o MF a todos os modelos, aplica-se um kernel de convolução gaussiana em todos os mapas resultantes do MF. Após este, o SExtractor faz a busca por picos de densidades nos mapas, provendo uma lista de candidatos. Por fim, faz-se a verificação de repetições na lista e o ordenamento dos objetos pelo número de repetições. Após a grade de kernels ser completada, o SparSEx termina.}}</text:p>
      <text:p text:style-name="P5">\label{fig:fluxo}</text:p>
      <text:p text:style-name="P5">\end{center}</text:p>
      <text:p text:style-name="P5">\end{figure}</text:p>
      <text:p text:style-name="P5">\vspace{0.5c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6:47:28.771087619</meta:creation-date>
    <dc:date>2015-11-15T02:15:55.997974930</dc:date>
    <meta:editing-duration>PT2H57M34S</meta:editing-duration>
    <meta:editing-cycles>10</meta:editing-cycles>
    <meta:generator>LibreOffice/4.2.7.2$Linux_X86_64 LibreOffice_project/420m0$Build-2</meta:generator>
    <meta:document-statistic meta:table-count="0" meta:image-count="0" meta:object-count="0" meta:page-count="1" meta:paragraph-count="16" meta:word-count="527" meta:character-count="3447" meta:non-whitespace-character-count="2922"/>
  </office:meta>
</office:document-meta>
</file>